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dia New" svg:font-family="'Cordia New'"/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156a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Krerk Piromsopa received the B.Eng. and M.Eng. degrees in computer engineering from Chulalongkorn University, Thailand, in 1998 and 2000, respectively. He has been a faculty member at this school since 2001. In 2003, he was awarded a scholarship from the Royal Thai Government for pursuing his Ph.D.</text:p>
      <text:p text:style-name="Standard">degree in computer science at Michigan State University, which he received the degree in 2006. He is currently an associate professor in computer engi<text:span text:style-name="T1">n</text:span>eering at Chulalongkorn University. His research interests are in computer security, computer architecture, distributed systems, and data analytic <text:span text:style-name="T1">application</text:span> in healthcare. He is a member of the IEEE and the IEEE Computer Socie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dia New" svg:font-family="'Cordia New'"/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Noto Serif CJK SC" style:font-size-asian="10.5pt" style:language-asian="zh" style:country-asian="CN" style:font-name-complex="Cordia New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true" style:font-name-asian="Noto Serif CJK SC" style:font-size-asian="10.5pt" style:language-asian="zh" style:country-asian="CN" style:font-name-complex="Cordia New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09:57:50.641988553</meta:creation-date>
    <dc:date>2020-07-03T10:08:06.992552298</dc:date>
    <meta:editing-duration>PT10M17S</meta:editing-duration>
    <meta:editing-cycles>1</meta:editing-cycles>
    <meta:document-statistic meta:table-count="0" meta:image-count="0" meta:object-count="0" meta:page-count="1" meta:paragraph-count="2" meta:word-count="103" meta:character-count="681" meta:non-whitespace-character-count="580"/>
    <meta:generator>LibreOffice/6.1.5.2$Linux_X86_64 LibreOffice_project/10$Build-2</meta:generator>
  </office:meta>
</office:document-meta>
</file>